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24" dr3d:vertical-segments="16" dr3d:edge-rounding="10%" dr3d:back-scale="100%" dr3d:end-angle="3600" dr3d:backface-culling="disabled" dr3d:close-front="true" dr3d:close-back="true" dr3d:normals-kind="sphere" dr3d:normals-direction="inverse" dr3d:texture-filter="enabled" dr3d:diffuse-color="#00b8ff" dr3d:emissive-color="#000000" dr3d:specular-color="#ffffff" dr3d:shininess="15%" dr3d:shadow="hidden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178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3d:scene draw:style-name="gr1" svg:width="8.318cm" svg:height="9.975cm" svg:x="0.108cm" svg:y="0.611cm" dr3d:transform="matrix (0.133574877314317 -0.89660535145103 -0.422204447986804 -0.921301965528978 0.044640664703767 -0.386276972349182 0.365185487749596 0.440574686976206 -0.820081401284598 0.800729667164578cm -0.883488640476921cm -0.117681977673239cm)" dr3d:vrp="(0 0 84083.7142857143)" dr3d:vpn="(0 0 71485.7142857143)" dr3d:projection="perspective" dr3d:distance="12.598cm" dr3d:focal-length="10.008cm" dr3d:shadow-slant="1" dr3d:shade-mode="gouraud" dr3d:ambient-color="#b2b2b2" dr3d:lighting-mode="false">
            <dr3d:light dr3d:diffuse-color="#cccccc" dr3d:direction="(0.913535731443874 0.00461445409614303 0.406732312693128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" draw:layer="layout" svg:viewBox="0 -6250 12500 12500" svg:d="M12500-625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  </dr3d:scene>
          <draw:line draw:style-name="gr3" draw:text-style-name="P1" draw:layer="layout" svg:x1="7.047cm" svg:y1="1.594cm" svg:x2="10.095cm" svg:y2="1.594cm">
            <text:p/>
          </draw:line>
          <draw:line draw:style-name="gr3" draw:text-style-name="P1" draw:layer="layout" svg:x1="8.07cm" svg:y1="3.982cm" svg:x2="11.245cm" svg:y2="3.982cm">
            <text:p/>
          </draw:line>
          <draw:line draw:style-name="gr3" draw:text-style-name="P1" draw:layer="layout" svg:x1="5.623cm" svg:y1="3.601cm" svg:x2="8.798cm" svg:y2="3.601cm">
            <text:p/>
          </draw:line>
          <draw:line draw:style-name="gr3" draw:text-style-name="P1" draw:layer="layout" svg:x1="8.112cm" svg:y1="5.633cm" svg:x2="11.287cm" svg:y2="5.633cm">
            <text:p/>
          </draw:line>
          <draw:line draw:style-name="gr3" draw:text-style-name="P1" draw:layer="layout" svg:x1="5.369cm" svg:y1="6.268cm" svg:x2="8.544cm" svg:y2="6.268cm">
            <text:p/>
          </draw:line>
          <draw:line draw:style-name="gr3" draw:text-style-name="P1" draw:layer="layout" svg:x1="7.782cm" svg:y1="7.284cm" svg:x2="10.957cm" svg:y2="7.284cm">
            <text:p/>
          </draw:line>
          <draw:line draw:style-name="gr3" draw:text-style-name="P1" draw:layer="layout" svg:x1="5.623cm" svg:y1="8.046cm" svg:x2="8.798cm" svg:y2="8.046cm">
            <text:p/>
          </draw:line>
          <draw:line draw:style-name="gr3" draw:text-style-name="P1" draw:layer="layout" svg:x1="6.639cm" svg:y1="8.969cm" svg:x2="9.814cm" svg:y2="8.969cm">
            <text:p/>
          </draw:line>
          <draw:line draw:style-name="gr3" draw:text-style-name="P1" draw:layer="layout" svg:x1="7.909cm" svg:y1="2.839cm" svg:x2="11.084cm" svg:y2="2.839cm">
            <text:p/>
          </draw:line>
          <draw:line draw:style-name="gr3" draw:text-style-name="P1" draw:layer="layout" svg:x1="5.369cm" svg:y1="4.998cm" svg:x2="8.544cm" svg:y2="4.998cm">
            <text:p/>
          </draw:line>
          <draw:line draw:style-name="gr3" draw:text-style-name="P1" draw:layer="layout" svg:x1="6.004cm" svg:y1="2.458cm" svg:x2="9.179cm" svg:y2="2.458cm">
            <text:p/>
          </draw:line>
          <draw:line draw:style-name="gr4" draw:text-style-name="P1" draw:layer="layout" svg:x1="3.664cm" svg:y1="2.839cm" svg:x2="2.013cm" svg:y2="1.442cm">
            <text:p/>
          </draw:line>
          <draw:line draw:style-name="gr4" draw:text-style-name="P1" draw:layer="layout" svg:x1="2.784cm" svg:y1="4.1cm" svg:x2="0.775cm" svg:y2="3.299cm">
            <text:p/>
          </draw:line>
          <draw:line draw:style-name="gr4" draw:text-style-name="P1" draw:layer="layout" svg:x1="2.611cm" svg:y1="5.855cm" svg:x2="0.455cm" svg:y2="6.032cm">
            <text:p/>
          </draw:line>
          <draw:line draw:style-name="gr4" draw:text-style-name="P1" draw:layer="layout" svg:x1="3.156cm" svg:y1="7.157cm" svg:x2="1.343cm" svg:y2="8.336cm">
            <text:p/>
          </draw:line>
          <draw:line draw:style-name="gr4" draw:text-style-name="P1" draw:layer="layout" svg:x1="4.883cm" svg:y1="8.592cm" svg:x2="3.791cm" svg:y2="10.459cm">
            <text:p/>
          </draw:line>
          <draw:line draw:style-name="gr4" draw:text-style-name="P1" draw:layer="layout" svg:x1="5.061cm" svg:y1="1.95cm" svg:x2="3.969cm" svg:y2="0.083cm">
            <text:p/>
          </draw:line>
          <draw:frame draw:style-name="gr5" draw:text-style-name="P2" draw:layer="layout" svg:width="0.815cm" svg:height="0.95cm" svg:x="9.636cm" svg:y="6.141cm">
            <draw:text-box>
              <text:p><text:span text:style-name="T1">σ</text:span></text:p>
            </draw:text-box>
          </draw:frame>
          <draw:frame draw:style-name="gr5" draw:text-style-name="P2" draw:layer="layout" svg:width="0.891cm" svg:height="0.95cm" svg:x="1cm" svg:y="4.81cm">
            <draw:text-box>
              <text:p><text:span text:style-name="T1">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16:39:17.731898248</meta:creation-date>
    <dc:date>2017-03-13T16:54:32.953164170</dc:date>
    <meta:editing-duration>PT4M44S</meta:editing-duration>
    <meta:editing-cycles>1</meta:editing-cycles>
    <meta:document-statistic meta:object-count="22"/>
    <meta:generator>LibreOffice/5.3.0.3$Linux_X86_64 LibreOffice_project/30m0$Build-3</meta:generator>
  </office:meta>
</office:document-meta>
</file>